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8" table:number-rows-spanned="5">
            <text:p>Initial Minimum</text:p>
          </table:table-cell>
          <table:covered-table-cell table:style-name="Default"/>
          <table:covered-table-cell table:number-columns-repeated="6"/>
        </table:table-row>
        <table:table-row table:style-name="ro1">
          <table:covered-table-cell table:number-columns-repeated="2" table:style-name="Default"/>
          <table:covered-table-cell table:number-columns-repeated="6"/>
        </table:table-row>
        <table:table-row table:style-name="ro1">
          <table:covered-table-cell table:number-columns-repeated="2" table:style-name="Default"/>
          <table:covered-table-cell table:number-columns-repeated="6"/>
        </table:table-row>
        <table:table-row table:style-name="ro1">
          <table:covered-table-cell table:number-columns-repeated="2" table:style-name="Default"/>
          <table:covered-table-cell table:number-columns-repeated="6"/>
        </table:table-row>
        <table:table-row table:style-name="ro1">
          <table:covered-table-cell table:number-columns-repeated="2" table:style-name="Default"/>
          <table:covered-table-cell table:number-columns-repeated="6"/>
        </table:table-row>
        <table:table-row table:style-name="ro1">
          <table:table-cell office:value-type="string" calcext:value-type="string">
            <text:p>Atom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.87867556" calcext:value-type="float">
            <text:p>5.87867556</text:p>
          </table:table-cell>
          <table:table-cell office:value-type="float" office:value="6.85920712" calcext:value-type="float">
            <text:p>6.85920712</text:p>
          </table:table-cell>
          <table:table-cell office:value-type="float" office:value="6.72805097" calcext:value-type="float">
            <text:p>6.72805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8.94259415" calcext:value-type="float">
            <text:p>18.94259415</text:p>
          </table:table-cell>
          <table:table-cell office:value-type="float" office:value="6.81618407" calcext:value-type="float">
            <text:p>6.81618407</text:p>
          </table:table-cell>
          <table:table-cell office:value-type="float" office:value="6.87856471" calcext:value-type="float">
            <text:p>6.87856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8.82812979" calcext:value-type="float">
            <text:p>18.82812979</text:p>
          </table:table-cell>
          <table:table-cell office:value-type="float" office:value="-6.25102175" calcext:value-type="float">
            <text:p>-6.25102175</text:p>
          </table:table-cell>
          <table:table-cell office:value-type="float" office:value="7.07967338" calcext:value-type="float">
            <text:p>7.07967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.7674898" calcext:value-type="float">
            <text:p>5.7674898</text:p>
          </table:table-cell>
          <table:table-cell office:value-type="float" office:value="-6.20738966" calcext:value-type="float">
            <text:p>-6.20738966</text:p>
          </table:table-cell>
          <table:table-cell office:value-type="float" office:value="6.93629335" calcext:value-type="float">
            <text:p>6.93629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.79508302" calcext:value-type="float">
            <text:p>5.79508302</text:p>
          </table:table-cell>
          <table:table-cell office:value-type="float" office:value="-6.45599337" calcext:value-type="float">
            <text:p>-6.45599337</text:p>
          </table:table-cell>
          <table:table-cell office:value-type="float" office:value="-6.11949601" calcext:value-type="float">
            <text:p>-6.11949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.88916888" calcext:value-type="float">
            <text:p>5.88916888</text:p>
          </table:table-cell>
          <table:table-cell office:value-type="float" office:value="6.60804554" calcext:value-type="float">
            <text:p>6.60804554</text:p>
          </table:table-cell>
          <table:table-cell office:value-type="float" office:value="-6.33651801" calcext:value-type="float">
            <text:p>-6.336518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8.95225472" calcext:value-type="float">
            <text:p>18.95225472</text:p>
          </table:table-cell>
          <table:table-cell office:value-type="float" office:value="6.55715304" calcext:value-type="float">
            <text:p>6.55715304</text:p>
          </table:table-cell>
          <table:table-cell office:value-type="float" office:value="-6.18549543" calcext:value-type="float">
            <text:p>-6.1854954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 office:value-type="float" office:value="18.82392312" calcext:value-type="float">
            <text:p>18.82392312</text:p>
          </table:table-cell>
          <table:table-cell table:style-name="ce4" office:value-type="float" office:value="-6.50329425" calcext:value-type="float">
            <text:p>-6.50329425</text:p>
          </table:table-cell>
          <table:table-cell table:style-name="ce4" office:value-type="float" office:value="-5.97456207" calcext:value-type="float">
            <text:p>-5.97456207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table:formula="of:=AVERAGE([.B7:.B14])" office:value-type="float" office:value="12.35966488" calcext:value-type="float">
            <text:p>12.35966488</text:p>
          </table:table-cell>
          <table:table-cell table:formula="of:=AVERAGE([.C7:.C14])" office:value-type="float" office:value="0.1778613425" calcext:value-type="float">
            <text:p>0.1778613425</text:p>
          </table:table-cell>
          <table:table-cell table:formula="of:=AVERAGE([.D7:.D14])" office:value-type="float" office:value="0.37581386125" calcext:value-type="float">
            <text:p>0.3758138612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8" table:number-rows-spanned="5">
            <text:p>End Minimum</text:p>
          </table:table-cell>
          <table:covered-table-cell table:style-name="Default"/>
          <table:covered-table-cell table:number-columns-repeated="6"/>
        </table:table-row>
        <table:table-row table:style-name="ro1">
          <table:covered-table-cell table:number-columns-repeated="2" table:style-name="Default"/>
          <table:covered-table-cell table:number-columns-repeated="6"/>
        </table:table-row>
        <table:table-row table:style-name="ro1">
          <table:covered-table-cell table:number-columns-repeated="2" table:style-name="Default"/>
          <table:covered-table-cell table:number-columns-repeated="6"/>
        </table:table-row>
        <table:table-row table:style-name="ro1">
          <table:covered-table-cell table:number-columns-repeated="2" table:style-name="Default"/>
          <table:covered-table-cell table:number-columns-repeated="6"/>
        </table:table-row>
        <table:table-row table:style-name="ro1">
          <table:covered-table-cell table:number-columns-repeated="2" table:style-name="Default"/>
          <table:covered-table-cell table:number-columns-repeated="6"/>
        </table:table-row>
        <table:table-row table:style-name="ro1">
          <table:table-cell office:value-type="string" calcext:value-type="string">
            <text:p>Atom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-6.43149557" calcext:value-type="float">
            <text:p>-6.43149557</text:p>
          </table:table-cell>
          <table:table-cell table:style-name="ce2" office:value-type="float" office:value="-6.73763298" calcext:value-type="float">
            <text:p>-6.73763298</text:p>
          </table:table-cell>
          <table:table-cell office:value-type="float" office:value="-6.73342336" calcext:value-type="float">
            <text:p>-6.73342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.63507293" calcext:value-type="float">
            <text:p>6.63507293</text:p>
          </table:table-cell>
          <table:table-cell table:style-name="ce2" office:value-type="float" office:value="-6.5576809" calcext:value-type="float">
            <text:p>-6.5576809</text:p>
          </table:table-cell>
          <table:table-cell office:value-type="float" office:value="-6.54357504" calcext:value-type="float">
            <text:p>-6.54357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.81258718" calcext:value-type="float">
            <text:p>6.81258718</text:p>
          </table:table-cell>
          <table:table-cell table:style-name="ce2" office:value-type="float" office:value="6.50568369" calcext:value-type="float">
            <text:p>6.50568369</text:p>
          </table:table-cell>
          <table:table-cell office:value-type="float" office:value="-6.67601638" calcext:value-type="float">
            <text:p>-6.67601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-6.24683593" calcext:value-type="float">
            <text:p>-6.24683593</text:p>
          </table:table-cell>
          <table:table-cell table:style-name="ce2" office:value-type="float" office:value="6.33099038" calcext:value-type="float">
            <text:p>6.33099038</text:p>
          </table:table-cell>
          <table:table-cell office:value-type="float" office:value="-7.05029762" calcext:value-type="float">
            <text:p>-7.05029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-6.18986807" calcext:value-type="float">
            <text:p>-6.18986807</text:p>
          </table:table-cell>
          <table:table-cell table:style-name="ce2" office:value-type="float" office:value="6.33159941" calcext:value-type="float">
            <text:p>6.33159941</text:p>
          </table:table-cell>
          <table:table-cell office:value-type="float" office:value="5.99511586" calcext:value-type="float">
            <text:p>5.99511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-6.4818861" calcext:value-type="float">
            <text:p>-6.4818861</text:p>
          </table:table-cell>
          <table:table-cell table:style-name="ce2" office:value-type="float" office:value="-6.70212873" calcext:value-type="float">
            <text:p>-6.70212873</text:p>
          </table:table-cell>
          <table:table-cell office:value-type="float" office:value="6.37265706" calcext:value-type="float">
            <text:p>6.37265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.60626266" calcext:value-type="float">
            <text:p>6.60626266</text:p>
          </table:table-cell>
          <table:table-cell table:style-name="ce2" office:value-type="float" office:value="-6.45147271" calcext:value-type="float">
            <text:p>-6.45147271</text:p>
          </table:table-cell>
          <table:table-cell office:value-type="float" office:value="6.52211561" calcext:value-type="float">
            <text:p>6.5221156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 office:value-type="float" office:value="6.84037027" calcext:value-type="float">
            <text:p>6.84037027</text:p>
          </table:table-cell>
          <table:table-cell table:style-name="ce3" office:value-type="float" office:value="6.62291444" calcext:value-type="float">
            <text:p>6.62291444</text:p>
          </table:table-cell>
          <table:table-cell table:style-name="ce4" office:value-type="float" office:value="6.38042563" calcext:value-type="float">
            <text:p>6.38042563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table:formula="of:=AVERAGE([.B24:.B31])" office:value-type="float" office:value="0.19302592125" calcext:value-type="float">
            <text:p>0.19302592125</text:p>
          </table:table-cell>
          <table:table-cell table:formula="of:=AVERAGE([.C24:.C31])" office:value-type="float" office:value="-0.0822159250000002" calcext:value-type="float">
            <text:p>-0.082215925</text:p>
          </table:table-cell>
          <table:table-cell table:formula="of:=AVERAGE([.D24:.D31])" office:value-type="float" office:value="-0.21662478" calcext:value-type="float">
            <text:p>-0.2166247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3">00/00/0000</text:date>, <text:time style:data-style-name="N2" text:time-value="17:48:50.059568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7:43:44.217889857</meta:creation-date>
    <dc:date>2023-06-13T18:02:50.862347451</dc:date>
    <meta:editing-duration>PT18M23S</meta:editing-duration>
    <meta:editing-cycles>10</meta:editing-cycles>
    <meta:generator>LibreOffice/7.0.4.2$Linux_X86_64 LibreOffice_project/00$Build-2</meta:generator>
    <meta:document-statistic meta:table-count="1" meta:cell-count="80" meta:object-count="0"/>
  </office:meta>
</office:document-meta>
</file>